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78cm" style:rel-column-width="10836*"/>
    </style:style>
    <style:style style:name="Tabela1.B" style:family="table-column">
      <style:table-column-properties style:column-width="12.51cm" style:rel-column-width="54699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3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et">
      <style:text-properties fo:font-size="2pt" style:font-size-asian="1.75pt" style:font-size-complex="2pt"/>
    </style:style>
    <style:style style:name="P6" style:family="paragraph" style:parent-style-name="Ass_5f_Id">
      <style:text-properties style:font-name="Courier New1" fo:font-size="9pt" fo:language="en" fo:country="US" style:font-size-asian="9pt" style:font-name-complex="Courier New1" style:font-size-complex="9pt"/>
    </style:style>
    <style:style style:name="P7" style:family="paragraph" style:parent-style-name="Component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MultMap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6">&lt;http://purl.org/dcc/pt.c02foundations.QuestionsHash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Mauricio Bertanha</text:p>
            <text:p text:style-name="Ass_5f_Author">Rodrigo Elizeu Gonçalves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Associates a list of Animals by a key, creating a hash with a linked list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Ass_5f_Title">IQuestionsHash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P6">&lt;http://purl.org/dcc/pt.c02foundations.IQuestionsHash&gt;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_5f_Description">Associates a list of Animals by a key, creating a hash with a linked list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5"/>
                </table:table-cell>
                <table:covered-table-cell/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4-16T11:01:42.95</dc:date>
    <meta:editing-cycles>29</meta:editing-cycles>
    <meta:editing-duration>PT576H40M20S</meta:editing-duration>
    <meta:generator>BrOffice.org/3.2$Win32 OpenOffice.org_project/320m18$Build-9502</meta:generator>
    <meta:document-statistic meta:table-count="2" meta:image-count="0" meta:object-count="0" meta:page-count="1" meta:paragraph-count="19" meta:word-count="52" meta:character-count="409"/>
    <meta:user-defined meta:name="Template Id">http://purl.org/inloco/dcc/component-specification</meta:user-defined>
  </office:meta>
</office:document-meta>
</file>